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9556in" style:rel-column-width="9357*"/>
    </style:style>
    <style:style style:name="Table1.B" style:family="table-column">
      <style:table-column-properties style:column-width="0.9563in" style:rel-column-width="9364*"/>
    </style:style>
    <style:style style:name="Table1.C" style:family="table-column">
      <style:table-column-properties style:column-width="0.2139in" style:rel-column-width="2094*"/>
    </style:style>
    <style:style style:name="Table1.D" style:family="table-column">
      <style:table-column-properties style:column-width="1.6979in" style:rel-column-width="16626*"/>
    </style:style>
    <style:style style:name="Table1.G" style:family="table-column">
      <style:table-column-properties style:column-width="0.9563in" style:rel-column-width="936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text-outline="false" style:font-name="Monaco" fo:font-size="10pt" fo:letter-spacing="normal" style:letter-kerning="false" style:font-name-asian="CourierNewPSMT" style:font-size-asian="10pt" style:font-name-complex="CourierNewPSM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>2GB eMMC flasher image from &lt;<text:a xlink:type="simple" xlink:href="http://beagleboard.org/latest-images" text:style-name="Internet_20_link" text:visited-style-name="Visited_20_Internet_20_Link">http://beagleboard.org/latest-images</text:a>&gt;</text:p>
      <text:p text:style-name="Standard"/>
      <text:p text:style-name="Standard"/>
      <text:list xml:id="list7853661972777913940" text:style-name="L1">
        <text:list-item>
          <text:p text:style-name="P1">Default user/pw is debian/temppwd.</text:p>
        </text:list-item>
        <text:list-item>
          <text:p text:style-name="P1">What is the starting disk space situation? <text:s/>df -h (1)</text:p>
        </text:list-item>
        <text:list-item>
          <text:p text:style-name="P2">Find the large installed packages and remove any that are not needed.</text:p>
          <text:list>
            <text:list-item>
              <text:p text:style-name="P3">dpkg-query -Wf '${Installed-Size}\t${Status}\t${Package}\n' | grep installed | sort -n</text:p>
            </text:list-item>
            <text:list-item>
              <text:p text:style-name="P1">freepats <text:s/>libgl1-mesa-dri <text:s/>libgtk2.0-common <text:s/>libflite1 <text:s/>gnome-icon-theme <text:s/>libsane libsane-common <text:s/>libgtk-3-0 <text:s/>gnome-accessibility-themes <text:s/>gnome-themes-standard-data xrdp libx11-doc <text:s/>xfonts-base <text:s text:c="2"/></text:p>
            </text:list-item>
            <text:list-item>
              <text:p text:style-name="P1">apache2 apache2-mpm-worker apache2-utils apache2.2-bin apache2.2-common</text:p>
            </text:list-item>
            <text:list-item>
              <text:p text:style-name="P1">x11-xserver-utils xserver-common xserver-xorg xserver-xorg-core xserver-xorg-input-all xserver-xorg-input-evdev xserver-xorg-input-synaptics xserver-xorg-input-wacom xserver-xorg-video-fbdev xserver-xorg-video-modesetting </text:p>
            </text:list-item>
            <text:list-item>
              <text:p text:style-name="P1">python-wicd wicd-cli wicd-curses wicd-daemon wicd-gtk</text:p>
            </text:list-item>
            <text:list-item>
              <text:p text:style-name="P1">avahi-daemon libavahi-client-dev libavahi-client3 libavahi-common-data libavahi-common-dev libavahi-common3 libavahi-core7</text:p>
            </text:list-item>
            <text:list-item>
              <text:p text:style-name="P1">autoremove </text:p>
            </text:list-item>
          </text:list>
        </text:list-item>
        <text:list-item>
          <text:p text:style-name="P1">take a look at the autostart daemon list and remove as appropriate.</text:p>
          <text:list>
            <text:list-item>
              <text:p text:style-name="P1">runlevel</text:p>
            </text:list-item>
            <text:list-item>
              <text:p text:style-name="P1">N n</text:p>
            </text:list-item>
            <text:list-item>
              <text:p text:style-name="P1">ls <text:s/>/etc/rc{n}.d/S*</text:p>
            </text:list-item>
            <text:list-item>
              <text:p text:style-name="P1">update-rc.d &lt;name&gt; remove <text:s/>:: apache2 lightdm xrdp avahi-daemon wicd saned</text:p>
            </text:list-item>
          </text:list>
        </text:list-item>
        <text:list-item>
          <text:p text:style-name="P1">Remove automatic network config services</text:p>
        </text:list-item>
        <text:list-item>
          <text:p text:style-name="P1">df -h (2)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and /etc/hosts to include new host -name</text:p>
        </text:list-item>
        <text:list-item>
          <text:p text:style-name="P1">verify that the IP address setup in /etc/network/interfaces is being done correctly for the situation</text:p>
          <text:list>
            <text:list-item>
              <text:p text:style-name="P1">DHCP client</text:p>
            </text:list-item>
            <text:list-item>
              <text:p text:style-name="P1">static address, netmask, gateway, network, broadcast</text:p>
            </text:list-item>
          </text:list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change the ssh port in /etc/ssh/sshd_config to something unique (eg, 22xxx)</text:p>
        </text:list-item>
        <text:list-item>
          <text:p text:style-name="P1">put a copy of authorized_keys in ~/.ssh/</text:p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df -h (3)</text:p>
        </text:list-item>
        <text:list-item>
          <text:p text:style-name="P1">Install at will!</text:p>
        </text:list-item>
        <text:list-item>
          <text:p text:style-name="P1">After ensuring that all is well (reboot, sudo, etc) remember to remove user debian.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2"/>
        <table:table-column table:style-name="Table1.G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H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Used</text:p>
          </table:table-cell>
          <table:table-cell table:style-name="Table1.A1" office:value-type="string">
            <text:p text:style-name="Table_20_Contents">Available</text:p>
          </table:table-cell>
          <table:table-cell table:style-name="Table1.G1" office:value-type="string">
            <text:p text:style-name="Table_20_Contents">% Used</text:p>
          </table:table-cell>
        </table:table-row>
        <table:table-row>
          <table:table-cell table:style-name="Table1.A2" office:value-type="date" office:date-value="2014-12-03">
            <text:p text:style-name="Table_20_Contents">12/03/14</text:p>
          </table:table-cell>
          <table:table-cell table:style-name="Table1.B2" office:value-type="string">
            <text:p text:style-name="Table_20_Contents">Shadow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007M</text:p>
          </table:table-cell>
          <table:table-cell table:style-name="Table1.B2" office:value-type="string">
            <text:p text:style-name="Table_20_Contents">583M</text:p>
          </table:table-cell>
          <table:table-cell table:style-name="Table1.G2" office:value-type="percentage" office:value="0.64">
            <text:p text:style-name="Table_20_Contents">64.00%</text:p>
          </table:table-cell>
        </table:table-row>
        <table:table-row>
          <table:table-cell table:style-name="Table1.A2" office:value-type="date" office:date-value="2014-12-05">
            <text:p text:style-name="Table_20_Contents">12/05/14</text:p>
          </table:table-cell>
          <table:table-cell table:style-name="Table1.B2" office:value-type="string">
            <text:p text:style-name="Table_20_Contents">Spark</text:p>
          </table:table-cell>
          <table:table-cell table:style-name="Table1.C3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.5G</text:p>
          </table:table-cell>
          <table:table-cell table:style-name="Table1.B2" office:value-type="string">
            <text:p text:style-name="Table_20_Contents">61M</text:p>
          </table:table-cell>
          <table:table-cell table:style-name="Table1.G2" office:value-type="percentage" office:value="0.97">
            <text:p text:style-name="Table_20_Contents">97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989MB</text:p>
          </table:table-cell>
          <table:table-cell table:style-name="Table1.B2" office:value-type="string">
            <text:p text:style-name="Table_20_Contents">601M</text:p>
          </table:table-cell>
          <table:table-cell table:style-name="Table1.G2" office:value-type="percentage" office:value="0.63">
            <text:p text:style-name="Table_20_Contents">63.00%</text:p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1013M</text:p>
          </table:table-cell>
          <table:table-cell table:style-name="Table1.B2" office:value-type="string">
            <text:p text:style-name="Table_20_Contents">577M</text:p>
          </table:table-cell>
          <table:table-cell table:style-name="Table1.G2" office:value-type="percentage" office:value="0.64">
            <text:p text:style-name="Table_20_Contents">64.00%</text:p>
          </table:table-cell>
        </table:table-row>
        <table:table-row>
          <table:table-cell table:style-name="Table1.A2" office:value-type="date" office:date-value="2014-12-06">
            <text:p text:style-name="Table_20_Contents">12/06/14</text:p>
          </table:table-cell>
          <table:table-cell table:style-name="Table1.B2" office:value-type="string">
            <text:p text:style-name="Table_20_Contents">Glow</text:p>
          </table:table-cell>
          <table:table-cell table:style-name="Table1.C3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.5G</text:p>
          </table:table-cell>
          <table:table-cell table:style-name="Table1.B2" office:value-type="string">
            <text:p text:style-name="Table_20_Contents">61M</text:p>
          </table:table-cell>
          <table:table-cell table:style-name="Table1.G2" office:value-type="percentage" office:value="0.97">
            <text:p text:style-name="Table_20_Contents">97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943M</text:p>
          </table:table-cell>
          <table:table-cell table:style-name="Table1.B2" office:value-type="string">
            <text:p text:style-name="Table_20_Contents">647M</text:p>
          </table:table-cell>
          <table:table-cell table:style-name="Table1.G2" office:value-type="percentage" office:value="0.6">
            <text:p text:style-name="Table_20_Contents">60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1DT5H59M31S</meta:editing-duration>
    <meta:editing-cycles>16</meta:editing-cycles>
    <meta:generator>OpenOffice/4.1.1$Unix OpenOffice.org_project/411m6$Build-9775</meta:generator>
    <dc:date>2014-12-09T07:56:46</dc:date>
    <dc:creator>Doug Johnson</dc:creator>
    <meta:printed-by>Doug Johnson</meta:printed-by>
    <meta:print-date>2014-12-05T17:57:43</meta:print-date>
    <meta:document-statistic meta:table-count="1" meta:image-count="0" meta:object-count="0" meta:page-count="2" meta:paragraph-count="74" meta:word-count="325" meta:character-count="2297"/>
    <meta:user-defined meta:name="Info 1"/>
    <meta:user-defined meta:name="Info 2"/>
    <meta:user-defined meta:name="Info 3"/>
    <meta:user-defined meta:name="Info 4"/>
  </office:meta>
</office:document-meta>
</file>